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821cm" fo:min-width="2.0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25cm" fo:min-width="3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7cm" fo:min-width="1.75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01cm" fo:min-width="2.586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01cm" fo:min-width="2.6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35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804cm" fo:min-width="2.356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.204cm" fo:min-width="1.903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1.422cm" fo:min-width="3.399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1.651cm" fo:min-width="2.16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4cm" svg:height="1.7cm" svg:x="8.5cm" svg:y="4cm">
          <text:p text:style-name="P1"><text:span text:style-name="T1"/></text:p>
          <text:p text:style-name="P1"><text:span text:style-name="T1"/></text:p>
          <text:p text:style-name="P1"><text:span text:style-name="T1">Manage</text:span></text:p>
          <text:p text:style-name="P1"><text:span text:style-name="T1">Bookings</text:span></text:p>
          <text:p text:style-name="P1"><text:span text:style-name="T1">Screen</text:span></text:p>
          <text:p text:style-name="P1"><text:span text:style-name="T1"/></text:p>
          <text:p text:style-name="P1"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10.601cm" svg:y1="2.701cm" svg:x2="10.601cm" svg:y2="4.001cm">
          <text:p/>
        </draw:line>
        <draw:frame draw:style-name="gr3" draw:layer="layout" svg:width="3.211cm" svg:height="0.962cm" svg:x="8.801cm" svg:y="1.639cm">
          <draw:text-box>
            <text:p>See page</text:p>
          </draw:text-box>
        </draw:frame>
        <draw:custom-shape draw:style-name="gr4" draw:text-style-name="P1" xml:id="id5" draw:id="id5" draw:layer="layout" svg:width="3.5cm" svg:height="1.5cm" svg:x="3.3cm" svg:y="7.6cm">
          <text:p text:style-name="P1">Add</text:p>
          <text:p text:style-name="P1">Booking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3.5cm" svg:height="1.5cm" svg:x="14.2cm" svg:y="7.6cm">
          <text:p text:style-name="P1">Delete</text:p>
          <text:p text:style-name="P1">Booking</text:p>
          <draw:enhanced-geometry svg:viewBox="0 0 21600 21600" draw:type="rectangle" draw:enhanced-path="M 0 0 L 21600 0 21600 21600 0 21600 0 0 Z N"/>
        </draw:custom-shape>
        <draw:custom-shape draw:style-name="gr5" draw:text-style-name="P2" xml:id="id1" draw:id="id1" draw:layer="layout" svg:width="4.5cm" svg:height="3.9cm" svg:x="2.5cm" svg:y="15.6cm">
          <text:p text:style-name="P1"><text:span text:style-name="T2">Date and Time</text:span></text:p>
          <text:p text:style-name="P1"><text:span text:style-name="T2">Avail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11" draw:id="id11" draw:layer="layout" svg:width="4.9cm" svg:height="2cm" svg:x="8.1cm" svg:y="16.5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Booking</text:span></text:p>
          <text:p text:style-name="P1"><text:span text:style-name="T1">Displayed on </text:span></text:p>
          <text:p text:style-name="P1"><text:span text:style-name="T1">Main screen</text:span></text:p>
          <text:p text:style-name="P1"><text:span text:style-name="T1"/></text:p>
          <text:p text:style-name="P1"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xml:id="id2" draw:id="id2" draw:layer="layout" svg:width="5cm" svg:height="2cm" svg:x="2.5cm" svg:y="11.7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Input information</text:span></text:p>
          <text:p text:style-name="P1"><text:span text:style-name="T1"/></text:p>
          <text:p text:style-name="P1"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svg:x1="2.5cm" svg:y1="17.55cm" svg:x2="2.5cm" svg:y2="12.7cm" draw:start-shape="id1" draw:start-glue-point="5" draw:end-shape="id2" draw:end-glue-point="3" svg:d="M2500 17550h-501v-4850h501" svg:viewBox="0 0 502 4851">
          <text:p/>
        </draw:connector>
        <draw:line draw:style-name="gr2" draw:text-style-name="P1" draw:layer="layout" svg:x1="4.8cm" svg:y1="13.8cm" svg:x2="4.8cm" svg:y2="15.8cm">
          <text:p/>
        </draw:line>
        <draw:line draw:style-name="gr2" draw:text-style-name="P1" draw:layer="layout" svg:x1="4.8cm" svg:y1="19.5cm" svg:x2="4.8cm" svg:y2="21.9cm">
          <text:p/>
        </draw:line>
        <draw:connector draw:style-name="gr2" draw:text-style-name="P1" draw:layer="layout" svg:x1="12cm" svg:y1="4.85cm" svg:x2="15.95cm" svg:y2="7.6cm" draw:start-shape="id3" draw:start-glue-point="6" draw:end-shape="id4" draw:end-glue-point="0" svg:d="M12000 4850h3950v2750" svg:viewBox="0 0 3951 2751">
          <text:p/>
        </draw:connector>
        <draw:connector draw:style-name="gr2" draw:text-style-name="P1" draw:layer="layout" svg:x1="9cm" svg:y1="4.85cm" svg:x2="5.05cm" svg:y2="7.6cm" draw:start-shape="id3" draw:start-glue-point="9" draw:end-shape="id5" draw:end-glue-point="0" svg:d="M9000 4850h-3950v2750" svg:viewBox="0 0 3951 2751">
          <text:p/>
        </draw:connector>
        <draw:line draw:style-name="gr2" draw:text-style-name="P1" draw:layer="layout" svg:x1="5.1cm" svg:y1="9.1cm" svg:x2="5.1cm" svg:y2="11.6cm">
          <text:p/>
        </draw:line>
        <draw:frame draw:style-name="gr8" draw:layer="layout" svg:width="1.311cm" svg:height="0.962cm" svg:x="2.5cm" svg:y="15.2cm">
          <draw:text-box>
            <text:p>No</text:p>
          </draw:text-box>
        </draw:frame>
        <draw:frame draw:style-name="gr9" draw:layer="layout" svg:width="1.535cm" svg:height="0.962cm" svg:x="5.7cm" svg:y="20.4cm">
          <draw:text-box>
            <text:p>Yes</text:p>
          </draw:text-box>
        </draw:frame>
        <draw:custom-shape draw:style-name="gr10" draw:text-style-name="P3" xml:id="id6" draw:id="id6" draw:layer="layout" svg:width="4.534cm" svg:height="1.672cm" svg:x="13.496cm" svg:y="12.198cm">
          <text:p text:style-name="P1"><text:span text:style-name="T1">Click</text:span></text:p>
          <text:p text:style-name="P1"><text:span text:style-name="T1"><text:s/></text:span><text:span text:style-name="T1">on selected </text:span></text:p>
          <text:p text:style-name="P1"><text:span text:style-name="T1">booking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4" xml:id="id7" draw:id="id7" draw:layer="layout" svg:width="4.805cm" svg:height="2.908cm" svg:x="13.395cm" svg:y="15.977cm">
          <text:p text:style-name="P1"><text:span text:style-name="T3">Confirm</text:span></text:p>
          <text:p text:style-name="P1"><text:span text:style-name="T3">Selected</text:span></text:p>
          <text:p text:style-name="P1"><text:span text:style-name="T3">booking</text:span></text:p>
          <text:p text:style-name="P1"><text:span text:style-name="T3">is correc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xml:id="id8" draw:id="id8" draw:layer="layout" svg:width="3.899cm" svg:height="1.672cm" svg:x="13.848cm" svg:y="21.428cm">
          <text:p text:style-name="P1">Delete</text:p>
          <text:p text:style-name="P1">item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.9cm" svg:y1="9.073cm" svg:x2="15.9cm" svg:y2="12.2cm">
          <text:p/>
        </draw:line>
        <draw:connector draw:style-name="gr2" draw:text-style-name="P1" draw:layer="layout" draw:type="line" svg:x1="15.763cm" svg:y1="13.87cm" svg:x2="15.798cm" svg:y2="15.977cm" draw:start-shape="id6" draw:start-glue-point="8" draw:end-shape="id7" draw:end-glue-point="4" svg:d="M15763 13870l35 2107" svg:viewBox="0 0 36 2108">
          <text:p/>
        </draw:connector>
        <draw:connector draw:style-name="gr2" draw:text-style-name="P1" draw:layer="layout" draw:type="line" svg:x1="15.798cm" svg:y1="18.885cm" svg:x2="15.797cm" svg:y2="21.428cm" draw:start-shape="id7" draw:start-glue-point="6" draw:end-shape="id8" draw:end-glue-point="0" svg:d="M15798 18885l-1 2543" svg:viewBox="0 0 2 2544">
          <text:p/>
        </draw:connector>
        <draw:frame draw:style-name="gr8" draw:layer="layout" svg:width="1.311cm" svg:height="0.962cm" svg:x="16.189cm" svg:y="14.738cm">
          <draw:text-box>
            <text:p>No</text:p>
          </draw:text-box>
        </draw:frame>
        <draw:frame draw:style-name="gr9" draw:layer="layout" svg:width="1.535cm" svg:height="0.962cm" svg:x="13.182cm" svg:y="19.393cm">
          <draw:text-box>
            <text:p>Yes</text:p>
          </draw:text-box>
        </draw:frame>
        <draw:custom-shape draw:style-name="gr13" draw:text-style-name="P3" draw:layer="layout" svg:width="4cm" svg:height="1.9cm" svg:x="2.8cm" svg:y="22cm">
          <text:p text:style-name="P1"><text:span text:style-name="T1">Booking</text:span></text:p>
          <text:p text:style-name="P1"><text:span text:style-name="T1">databas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2" draw:text-style-name="P1" draw:layer="layout" draw:type="line" svg:x1="10.5cm" svg:y1="5.7cm" svg:x2="10.526cm" svg:y2="7.6cm" draw:start-shape="id3" draw:start-glue-point="8" draw:end-shape="id9" draw:end-glue-point="0" svg:d="M10500 5700l26 1900" svg:viewBox="0 0 27 1901">
          <text:p/>
        </draw:connector>
        <draw:custom-shape draw:style-name="gr4" draw:text-style-name="P1" xml:id="id9" draw:id="id9" draw:layer="layout" svg:width="3.5cm" svg:height="1.5cm" svg:x="8.776cm" svg:y="7.6cm">
          <text:p text:style-name="P1">Display</text:p>
          <text:p text:style-name="P1">Booking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2cm" svg:y1="17.431cm" svg:x2="17.464cm" svg:y2="13.034cm" draw:start-shape="id7" draw:start-glue-point="7" draw:end-shape="id6" draw:end-glue-point="6" svg:d="M18200 17431h501v-4397h-1237" svg:viewBox="0 0 1238 4398">
          <text:p/>
        </draw:connector>
        <draw:custom-shape draw:style-name="gr5" draw:text-style-name="P2" xml:id="id10" draw:id="id10" draw:layer="layout" svg:width="4.5cm" svg:height="3.9cm" svg:x="8.3cm" svg:y="11.1cm">
          <text:p text:style-name="P1"><text:span text:style-name="T2">System date</text:span></text:p>
          <text:p text:style-name="P1"><text:span text:style-name="T2">=</text:span></text:p>
          <text:p text:style-name="P1"><text:span text:style-name="T2">Booking da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" svg:x1="10.55cm" svg:y1="15cm" svg:x2="10.55cm" svg:y2="16.5cm" draw:start-shape="id10" draw:start-glue-point="6" draw:end-shape="id11" draw:end-glue-point="5" svg:d="M10550 15000v1500" svg:viewBox="0 0 1 1501">
          <text:p/>
        </draw:connector>
        <draw:frame draw:style-name="gr14" draw:layer="layout" svg:width="1.535cm" svg:height="0.962cm" svg:x="11.3cm" svg:y="15.4cm">
          <draw:text-box>
            <text:p>Yes</text:p>
          </draw:text-box>
        </draw:frame>
        <draw:connector draw:style-name="gr2" draw:text-style-name="P1" draw:layer="layout" draw:type="line" svg:x1="10.526cm" svg:y1="9.1cm" svg:x2="10.55cm" svg:y2="11.1cm" draw:start-shape="id9" draw:start-glue-point="2" draw:end-shape="id10" draw:end-glue-point="4" svg:d="M10526 9100l24 2000" svg:viewBox="0 0 25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7T20:47:06.943000000</meta:creation-date>
    <meta:generator>LibreOffice/4.3.2.2$Windows_x86 LibreOffice_project/edfb5295ba211bd31ad47d0bad0118690f76407d</meta:generator>
    <dc:date>2015-01-16T17:01:50.570000000</dc:date>
    <meta:editing-duration>PT44M11S</meta:editing-duration>
    <meta:editing-cycles>7</meta:editing-cycles>
    <meta:document-statistic meta:object-count="32"/>
  </office:meta>
</office:document-meta>
</file>